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, apple-system, BlinkMacSystemFont, 'Segoe UI', Roboto, Inter, Ubuntu, sans-serif, Comfortaa, apple-system, BlinkMacSystemFont, 'Segoe UI', Roboto, Inter, Ubuntu, sans-serif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6" style:family="paragraph" style:parent-style-name="Standard">
      <style:text-properties fo:color="#000000" loext:opacity="100%"/>
    </style:style>
    <style:style style:name="T1" style:family="text"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T2" style:family="text">
      <style:text-properties fo:font-variant="normal" fo:text-transform="none" fo:color="#000080" loext:opacity="100%" style:font-name="Comfortaa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Comfortaa" fo:font-size="12pt" fo:letter-spacing="normal" fo:font-style="italic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JERCICIO 1 | TIPOS DE LICENCIAS</text:h>
      <text:list text:style-name="L1">
        <text:list-item>
          <text:p text:style-name="P2"><text:span text:style-name="Strong_20_Emphasis"><text:span text:style-name="T1">Vista la pagina web indicada. Realiza u esquema con un resumen de las caracteristicas, ventajas y desventajas de caada tipo de licencia.</text:span></text:span><text:span text:style-name="T1"><text:line-break/></text:span><text:a xlink:type="simple" xlink:href="https://www.solvetic.com/page/recopilaciones/s/profesionales/tipos-de-licencias-windows-oem-retail-volumen" office:target-frame-name="_blank" xlink:show="new" text:style-name="Internet_20_link" text:visited-style-name="Visited_20_Internet_20_Link"><text:span text:style-name="T2">https://www.solvetic.com/page/recopilaciones/s/profesionales/tipos-de-licencias-windows-oem-retail-volumen</text:span></text:a></text:p>
        </text:list-item>
      </text:list>
      <text:list text:style-name="L2">
        <text:list-item>
          <text:p text:style-name="P3"><text:span text:style-name="Strong_20_Emphasis"><text:span text:style-name="T1">Licencia OEM:</text:span></text:span></text:p>
          <text:list>
            <text:list-item>
              <text:p text:style-name="P3"><text:span text:style-name="Emphasis"><text:span text:style-name="T3">Caracteristicas:</text:span></text:span></text:p>
              <text:list>
                <text:list-item>
                  <text:p text:style-name="P4">Preinstalada en equipos nuevos</text:p>
                </text:list-item>
                <text:list-item>
                  <text:p text:style-name="P4">Vinculada al hardware original</text:p>
                </text:list-item>
                <text:list-item>
                  <text:p text:style-name="P4">No transferible a otro equipo</text:p>
                </text:list-item>
              </text:list>
            </text:list-item>
            <text:list-item>
              <text:p text:style-name="P3"><text:span text:style-name="Emphasis"><text:span text:style-name="T3">Ventajas:</text:span></text:span></text:p>
              <text:list>
                <text:list-item>
                  <text:p text:style-name="P4">Menor costo</text:p>
                </text:list-item>
                <text:list-item>
                  <text:p text:style-name="P4">Viene preinstalada y activada</text:p>
                </text:list-item>
              </text:list>
            </text:list-item>
            <text:list-item>
              <text:p text:style-name="P3"><text:span text:style-name="Emphasis"><text:span text:style-name="T3">Desventajas:</text:span></text:span></text:p>
              <text:list>
                <text:list-item>
                  <text:p text:style-name="P4">No transferible</text:p>
                </text:list-item>
                <text:list-item>
                  <text:p text:style-name="P4">Soporte limitado del fabricante</text:p>
                </text:list-item>
                <text:list-item>
                  <text:p text:style-name="P4">Se invalida al cambiar componentes principales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Licencia Retail:</text:span></text:span></text:p>
          <text:list>
            <text:list-item>
              <text:p text:style-name="P3"><text:span text:style-name="Emphasis"><text:span text:style-name="T3">Caracteristicas:</text:span></text:span></text:p>
              <text:list>
                <text:list-item>
                  <text:p text:style-name="P4">Adquirida directamente o en tiendas</text:p>
                </text:list-item>
                <text:list-item>
                  <text:p text:style-name="P4">Transferible entre equipos</text:p>
                </text:list-item>
                <text:list-item>
                  <text:p text:style-name="P4">Versión completa del sistema operativo</text:p>
                </text:list-item>
              </text:list>
            </text:list-item>
            <text:list-item>
              <text:p text:style-name="P3"><text:span text:style-name="Emphasis"><text:span text:style-name="T3">Ventajas:</text:span></text:span></text:p>
              <text:list>
                <text:list-item>
                  <text:p text:style-name="P4">Transferible a otro equipo</text:p>
                </text:list-item>
                <text:list-item>
                  <text:p text:style-name="P4">Soporte directo de Microsoft</text:p>
                </text:list-item>
                <text:list-item>
                  <text:p text:style-name="P4">Permite reinstalación en caso de fallo</text:p>
                </text:list-item>
              </text:list>
            </text:list-item>
            <text:list-item>
              <text:p text:style-name="P3"><text:span text:style-name="Emphasis"><text:span text:style-name="T3">Desventajas:</text:span></text:span></text:p>
              <text:list>
                <text:list-item>
                  <text:p text:style-name="P4">Mayor costo que OEM</text:p>
                </text:list-item>
                <text:list-item>
                  <text:p text:style-name="P4">Requiere instalación manual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Licencia por Volumen:</text:span></text:span></text:p>
          <text:list>
            <text:list-item>
              <text:p text:style-name="P3"><text:span text:style-name="Emphasis"><text:span text:style-name="T3">Caracteristicas:</text:span></text:span></text:p>
              <text:list>
                <text:list-item>
                  <text:p text:style-name="P4">Para organizaciones y empresas</text:p>
                </text:list-item>
                <text:list-item>
                  <text:p text:style-name="P4">Permite múltiples instalaciones</text:p>
                </text:list-item>
                <text:list-item>
                  <text:p text:style-name="P4">Gestión centralizada de licencias</text:p>
                </text:list-item>
              </text:list>
            </text:list-item>
            <text:list-item>
              <text:p text:style-name="P3"><text:span text:style-name="Emphasis"><text:span text:style-name="T3">Ventajas:</text:span></text:span></text:p>
              <text:list>
                <text:list-item>
                  <text:p text:style-name="P4">Menor costo por unidad</text:p>
                </text:list-item>
                <text:list-item>
                  <text:p text:style-name="P4">Facilita la administración de licencias</text:p>
                </text:list-item>
                <text:list-item>
                  <text:p text:style-name="P4">Permite despliegues masivos</text:p>
                </text:list-item>
              </text:list>
            </text:list-item>
            <text:list-item>
              <text:p text:style-name="P3"><text:span text:style-name="Emphasis"><text:span text:style-name="T3">Desventajas:</text:span></text:span></text:p>
              <text:list>
                <text:list-item>
                  <text:p text:style-name="P4">Requiere un mínimo de licencias</text:p>
                </text:list-item>
                <text:list-item>
                  <text:p text:style-name="P4">Mayor complejidad de gestión</text:p>
                </text:list-item>
                <text:list-item>
                  <text:p text:style-name="P5">Destinada solo a organizaciones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, apple-system, BlinkMacSystemFont, 'Segoe UI', Roboto, Inter, Ubuntu, sans-serif, Comfortaa, apple-system, BlinkMacSystemFont, 'Segoe UI', Roboto, Inter, Ubuntu, sans-serif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0:16:03.500602888</meta:creation-date>
    <dc:date>2024-10-02T10:16:37.151667094</dc:date>
    <meta:editing-duration>PT34S</meta:editing-duration>
    <meta:editing-cycles>1</meta:editing-cycles>
    <meta:document-statistic meta:table-count="0" meta:image-count="0" meta:object-count="0" meta:page-count="1" meta:paragraph-count="39" meta:word-count="184" meta:character-count="1205" meta:non-whitespace-character-count="1098"/>
    <meta:generator>LibreOffice/24.8.0.3$Linux_X86_64 LibreOffice_project/0bdf1299c94fe897b119f97f3c613e9dca6be583</meta:generator>
  </office:meta>
</office:document-meta>
</file>